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3.36cm" fo:min-width="4.1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2cm" fo:min-width="6cm" loext:decorative="false"/>
    </style:style>
    <style:style style:name="gr3" style:family="graphic" style:parent-style-name="standard">
      <style:graphic-properties draw:fill="solid" draw:fill-color="#d4ea6b" draw:textarea-horizontal-align="justify" draw:textarea-vertical-align="middle" draw:auto-grow-height="false" fo:min-height="0.654cm" fo:min-width="1.654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d4ea6b" draw:textarea-horizontal-align="justify" draw:textarea-vertical-align="middle" draw:auto-grow-height="false" fo:min-height="0.721cm" fo:min-width="1.646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d4ea6b" draw:textarea-horizontal-align="justify" draw:textarea-vertical-align="middle" draw:auto-grow-height="false" fo:min-height="0.618cm" fo:min-width="1.65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ee6ef" draw:textarea-horizontal-align="justify" draw:textarea-vertical-align="top" draw:auto-grow-height="false" fo:min-height="8.512cm" fo:min-width="4.012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7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0.786cm" fo:min-width="1.64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dee6ef" draw:textarea-horizontal-align="justify" draw:textarea-vertical-align="top" draw:auto-grow-height="false" fo:min-height="8.538cm" fo:min-width="3.78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88cm" fo:min-width="3.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88cm" fo:min-width="3.2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bbe33d" draw:textarea-horizontal-align="justify" draw:textarea-vertical-align="middle" draw:auto-grow-height="false" fo:min-height="0.721cm" fo:min-width="1.646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bbe33d" draw:textarea-horizontal-align="justify" draw:textarea-vertical-align="middle" draw:auto-grow-height="false" fo:min-height="0.654cm" fo:min-width="1.654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bbe33d" draw:textarea-horizontal-align="justify" draw:textarea-vertical-align="middle" draw:auto-grow-height="false" fo:min-height="0.618cm" fo:min-width="1.658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fill="solid" draw:fill-color="#bbe33d" draw:textarea-horizontal-align="justify" draw:textarea-vertical-align="middle" draw:auto-grow-height="false" fo:min-height="0.878cm" fo:min-width="1.628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1" style:family="graphic" style:parent-style-name="standard">
      <style:graphic-properties draw:fill="solid" draw:fill-color="#fff5ce" draw:textarea-horizontal-align="justify" draw:textarea-vertical-align="middle" draw:auto-grow-height="false" fo:min-height="0.282cm" fo:min-width="0.032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d4ea6b" draw:textarea-horizontal-align="justify" draw:textarea-vertical-align="middle" draw:auto-grow-height="false" fo:min-height="0.754cm" fo:min-width="1.642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cm" fo:min-width="2.28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28cm" fo:min-width="2.386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stroke="dash" draw:stroke-dash="Long_20_Dot" svg:stroke-linecap="butt" draw:fill="none" draw:textarea-vertical-align="middle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0.532cm" fo:min-width="1.751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81aca6" draw:textarea-vertical-align="middle" draw:auto-grow-height="false" fo:min-height="0.158cm" fo:min-width="1.306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solid" draw:fill-color="#dee6e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fd7"/>
      <style:paragraph-properties fo:text-align="center"/>
      <style:text-properties fo:font-size="8pt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8" style:family="paragraph">
      <loext:graphic-properties draw:fill="solid" draw:fill-color="#bbe33d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8pt"/>
    </style:style>
    <style:style style:name="P11" style:family="paragraph">
      <loext:graphic-properties draw:fill="solid" draw:fill-color="#fff5ce"/>
      <style:paragraph-properties fo:text-align="center" style:writing-mode="lr-tb"/>
      <style:text-properties fo:font-size="8pt"/>
    </style:style>
    <style:style style:name="P12" style:family="paragraph">
      <loext:graphic-properties draw:fill="solid" draw:fill-color="#81aca6"/>
      <style:paragraph-properties fo:text-align="center" style:writing-mode="lr-tb"/>
      <style:text-properties fo:font-size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style:font-name="Liberation Sans" fo:font-size="8pt" style:letter-kerning="true" style:font-size-asian="8pt" style:font-name-complex="Lohit Devanaga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xml:id="id35" draw:id="id35" draw:layer="layout" svg:width="5cm" svg:height="4cm" svg:x="8.125cm" svg:y="14.75cm">
          <text:p text:style-name="P1"><text:span text:style-name="T1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3" xml:id="id34" draw:id="id34" draw:layer="layout" svg:width="6.5cm" svg:height="2.25cm" svg:x="1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25cm" svg:height="1cm" svg:x="4.975cm" svg:y="10.25cm">
          <text:p text:style-name="P1"><text:span text:style-name="T1">events publis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xml:id="id1" draw:id="id1" draw:layer="layout" svg:width="2.25cm" svg:height="1.075cm" svg:x="4.975cm" svg:y="5.719cm">
          <text:p text:style-name="P1"><text:span text:style-name="T1">transactions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4" xml:id="id5" draw:id="id5" draw:layer="layout" svg:width="2.25cm" svg:height="0.96cm" svg:x="4.975cm" svg:y="11.8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2" draw:layer="layout" svg:width="5cm" svg:height="9.25cm" svg:x="8.125cm" svg:y="4.25cm">
          <text:p text:style-name="P1"><text:span text:style-name="T1">Kafka Clu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16" draw:id="id16" draw:layer="layout" svg:width="3.25cm" svg:height="1cm" svg:x="9cm" svg:y="5.756cm">
          <text:p text:style-name="P5"><text:span text:style-name="T2">qubic-transac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7" draw:id="id17" draw:layer="layout" svg:width="3.25cm" svg:height="1cm" svg:x="9cm" svg:y="10.275cm">
          <text:p text:style-name="P5"><text:span text:style-name="T2">qubic-ev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8" draw:id="id18" draw:layer="layout" svg:width="3.25cm" svg:height="1cm" svg:x="9cm" svg:y="11.852cm">
          <text:p text:style-name="P5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25cm" svg:height="1cm" svg:x="14.625cm" svg:y="5.756cm">
          <text:p text:style-name="P7"><text:span text:style-name="T3">transactions 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4" xml:id="id12" draw:id="id12" draw:layer="layout" svg:width="2.25cm" svg:height="1.146cm" svg:x="14.625cm" svg:y="10.202cm">
          <text:p text:style-name="P1"><text:span text:style-name="T1">events consu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4" xml:id="id14" draw:id="id14" draw:layer="layout" svg:width="2.25cm" svg:height="1.146cm" svg:x="14.625cm" svg:y="11.779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2" xml:id="id33" draw:id="id33" draw:layer="layout" svg:width="4.75cm" svg:height="9.25cm" svg:x="17.875cm" svg:y="4.25cm">
          <text:p text:style-name="P1"><text:span text:style-name="T1">Elastic Search Clu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xml:id="id11" draw:id="id11" draw:layer="layout" svg:width="3.7cm" svg:height="1.038cm" svg:x="18.525cm" svg:y="5.737cm">
          <text:p text:style-name="P5"><text:span text:style-name="T2">qubic-transactions-alia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3" draw:id="id13" draw:layer="layout" svg:width="3.75cm" svg:height="1.038cm" svg:x="18.5cm" svg:y="10.256cm">
          <text:p text:style-name="P5"><text:span text:style-name="T2">qubic-events-alia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5" draw:id="id15" draw:layer="layout" svg:width="3.75cm" svg:height="1.038cm" svg:x="18.5cm" svg:y="11.833cm">
          <text:p text:style-name="P5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" draw:id="id2" draw:layer="layout" svg:width="2.25cm" svg:height="1.075cm" svg:x="1.975cm" svg:y="5.719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8" xml:id="id4" draw:id="id4" draw:layer="layout" svg:width="2.25cm" svg:height="1cm" svg:x="1.975cm" svg:y="10.25cm">
          <text:p text:style-name="P1"><text:span text:style-name="T1">events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8" xml:id="id6" draw:id="id6" draw:layer="layout" svg:width="2.25cm" svg:height="0.96cm" svg:x="1.975cm" svg:y="11.8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9" draw:layer="layout" draw:type="line" svg:x1="4.975cm" svg:y1="6.256cm" svg:x2="4.225cm" svg:y2="6.256cm" draw:start-shape="id1" draw:end-shape="id2" draw:end-glue-point="1" svg:d="M4975 6256h-750" svg:viewBox="0 0 751 1">
          <text:p/>
        </draw:connector>
        <draw:connector draw:style-name="gr16" draw:text-style-name="P9" draw:layer="layout" draw:type="line" svg:x1="4.975cm" svg:y1="10.75cm" svg:x2="4.225cm" svg:y2="10.75cm" draw:start-shape="id3" draw:start-glue-point="3" draw:end-shape="id4" draw:end-glue-point="1" svg:d="M4975 10750h-750" svg:viewBox="0 0 751 1">
          <text:p/>
        </draw:connector>
        <draw:connector draw:style-name="gr17" draw:text-style-name="P9" draw:layer="layout" draw:type="line" svg:x1="4.975cm" svg:y1="12.352cm" svg:x2="4.225cm" svg:y2="12.352cm" draw:start-shape="id5" draw:start-glue-point="3" draw:end-shape="id6" draw:end-glue-point="1" svg:d="M4975 12352h-750" svg:viewBox="0 0 751 1">
          <text:p/>
        </draw:connector>
        <draw:connector draw:style-name="gr18" draw:text-style-name="P10" draw:layer="layout" draw:type="line" svg:x1="20cm" svg:y1="2.111cm" svg:x2="20.5cm" svg:y2="1.625cm" draw:start-shape="id7" draw:start-glue-point="1" draw:end-shape="id8" draw:end-glue-point="3" svg:d="M20000 2111l500-486" svg:viewBox="0 0 501 487">
          <text:p/>
        </draw:connector>
        <draw:connector draw:style-name="gr18" draw:text-style-name="P10" draw:layer="layout" draw:type="line" svg:x1="20cm" svg:y1="2.111cm" svg:x2="20.5cm" svg:y2="2.625cm" draw:start-shape="id7" draw:start-glue-point="1" draw:end-shape="id9" draw:end-glue-point="3" svg:d="M20000 2111l500 514" svg:viewBox="0 0 501 515">
          <text:p/>
        </draw:connector>
        <draw:custom-shape draw:style-name="gr19" draw:text-style-name="P8" xml:id="id20" draw:id="id20" draw:layer="layout" svg:width="2.25cm" svg:height="1.25cm" svg:x="22.25cm" svg:y="14.15cm">
          <text:p text:style-name="P1"><text:span text:style-name="T1">query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0" draw:text-style-name="P9" draw:layer="layout" draw:type="line" svg:x1="16.875cm" svg:y1="6.256cm" svg:x2="18.525cm" svg:y2="6.256cm" draw:start-shape="id10" draw:start-glue-point="1" draw:end-shape="id11" draw:end-glue-point="3" svg:d="M16875 6256h1650" svg:viewBox="0 0 1651 1">
          <text:p/>
        </draw:connector>
        <draw:connector draw:style-name="gr20" draw:text-style-name="P9" draw:layer="layout" draw:type="line" svg:x1="16.875cm" svg:y1="10.775cm" svg:x2="18.5cm" svg:y2="10.775cm" draw:start-shape="id12" draw:start-glue-point="1" draw:end-shape="id13" draw:end-glue-point="3" svg:d="M16875 10775h1625" svg:viewBox="0 0 1626 1">
          <text:p/>
        </draw:connector>
        <draw:connector draw:style-name="gr20" draw:text-style-name="P9" draw:layer="layout" draw:type="line" svg:x1="16.875cm" svg:y1="12.352cm" svg:x2="18.5cm" svg:y2="12.352cm" draw:start-shape="id14" draw:start-glue-point="1" draw:end-shape="id15" draw:end-glue-point="3" svg:d="M16875 12352h1625" svg:viewBox="0 0 1626 1">
          <text:p/>
        </draw:connector>
        <draw:connector draw:style-name="gr20" draw:text-style-name="P9" draw:layer="layout" draw:type="line" svg:x1="14.625cm" svg:y1="6.256cm" svg:x2="12.25cm" svg:y2="6.256cm" draw:start-shape="id10" draw:start-glue-point="3" draw:end-shape="id16" draw:end-glue-point="1" svg:d="M14625 6256h-2375" svg:viewBox="0 0 2376 1">
          <text:p/>
        </draw:connector>
        <draw:connector draw:style-name="gr20" draw:text-style-name="P9" draw:layer="layout" draw:type="line" svg:x1="14.625cm" svg:y1="10.775cm" svg:x2="12.25cm" svg:y2="10.775cm" draw:start-shape="id12" draw:start-glue-point="3" draw:end-shape="id17" draw:end-glue-point="1" svg:d="M14625 10775h-2375" svg:viewBox="0 0 2376 1">
          <text:p/>
        </draw:connector>
        <draw:connector draw:style-name="gr20" draw:text-style-name="P9" draw:layer="layout" draw:type="line" svg:x1="14.625cm" svg:y1="12.352cm" svg:x2="12.25cm" svg:y2="12.352cm" draw:start-shape="id14" draw:start-glue-point="3" draw:end-shape="id18" draw:end-glue-point="1" svg:d="M14625 12352h-2375" svg:viewBox="0 0 2376 1">
          <text:p/>
        </draw:connector>
        <draw:connector draw:style-name="gr20" draw:text-style-name="P9" draw:layer="layout" draw:type="line" svg:x1="7.225cm" svg:y1="6.256cm" svg:x2="9cm" svg:y2="6.256cm" draw:start-shape="id1" draw:start-glue-point="1" draw:end-shape="id16" draw:end-glue-point="3" svg:d="M7225 6256h1775" svg:viewBox="0 0 1776 1">
          <text:p/>
        </draw:connector>
        <draw:connector draw:style-name="gr20" draw:text-style-name="P9" draw:layer="layout" draw:type="line" svg:x1="7.225cm" svg:y1="10.75cm" svg:x2="9cm" svg:y2="10.775cm" draw:start-shape="id3" draw:start-glue-point="1" draw:end-shape="id17" draw:end-glue-point="3" svg:d="M7225 10750l1775 25" svg:viewBox="0 0 1776 26">
          <text:p/>
        </draw:connector>
        <draw:connector draw:style-name="gr20" draw:text-style-name="P9" draw:layer="layout" draw:type="line" svg:x1="7.225cm" svg:y1="12.352cm" svg:x2="9cm" svg:y2="12.352cm" draw:start-shape="id5" draw:start-glue-point="1" draw:end-shape="id18" draw:end-glue-point="3" svg:d="M7225 12352h1775" svg:viewBox="0 0 1776 1">
          <text:p/>
        </draw:connector>
        <draw:custom-shape draw:style-name="gr21" draw:text-style-name="P11" xml:id="id19" draw:id="id19" draw:layer="layout" svg:width="0.75cm" svg:height="0.75cm" svg:x="23cm" svg:y="15.9cm">
          <text:p text:style-name="P5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line" svg:x1="23.375cm" svg:y1="15.9cm" svg:x2="23.375cm" svg:y2="15.4cm" draw:start-shape="id19" draw:start-glue-point="4" draw:end-shape="id20" draw:end-glue-point="2" svg:d="M23375 15900v-500" svg:viewBox="0 0 1 501">
          <text:p/>
        </draw:connector>
        <draw:custom-shape draw:style-name="gr19" draw:text-style-name="P8" xml:id="id21" draw:id="id21" draw:layer="layout" svg:width="2.25cm" svg:height="1.25cm" svg:x="24.6cm" svg:y="6.5cm">
          <text:p text:style-name="P1"><text:span text:style-name="T1">status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8" xml:id="id22" draw:id="id22" draw:layer="layout" svg:width="2.25cm" svg:height="1.075cm" svg:x="24.6cm" svg:y="4.675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0" draw:text-style-name="P9" draw:layer="layout" draw:type="line" svg:x1="24.6cm" svg:y1="7.125cm" svg:x2="22.225cm" svg:y2="6.256cm" draw:start-shape="id21" draw:start-glue-point="3" draw:end-shape="id11" draw:end-glue-point="1" svg:d="M24600 7125l-2375-869" svg:viewBox="0 0 2376 870">
          <text:p/>
        </draw:connector>
        <draw:connector draw:style-name="gr20" draw:text-style-name="P9" draw:layer="layout" draw:type="line" svg:x1="25.725cm" svg:y1="6.5cm" svg:x2="25.725cm" svg:y2="5.75cm" draw:start-shape="id21" draw:start-glue-point="0" draw:end-shape="id22" draw:end-glue-point="2" svg:d="M25725 6500v-750" svg:viewBox="0 0 1 751">
          <text:p/>
        </draw:connector>
        <draw:custom-shape draw:style-name="gr4" draw:text-style-name="P4" xml:id="id23" draw:id="id23" draw:layer="layout" svg:width="2.25cm" svg:height="1.075cm" svg:x="4.975cm" svg:y="7.176cm">
          <text:p text:style-name="P1"><text:span text:style-name="T1">tick data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25" draw:id="id25" draw:layer="layout" svg:width="3.25cm" svg:height="1cm" svg:x="9cm" svg:y="7.213cm">
          <text:p text:style-name="P5"><text:span text:style-name="T2">qubic-tick-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4" draw:id="id24" draw:layer="layout" svg:width="2.25cm" svg:height="1.075cm" svg:x="1.975cm" svg:y="7.176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9" draw:layer="layout" draw:type="line" svg:x1="4.975cm" svg:y1="7.713cm" svg:x2="4.225cm" svg:y2="7.713cm" draw:start-shape="id23" draw:end-shape="id24" draw:end-glue-point="1" svg:d="M4975 7713h-750" svg:viewBox="0 0 751 1">
          <text:p/>
        </draw:connector>
        <draw:connector draw:style-name="gr20" draw:text-style-name="P9" draw:layer="layout" draw:type="line" svg:x1="7.225cm" svg:y1="7.713cm" svg:x2="9cm" svg:y2="7.713cm" draw:start-shape="id23" draw:start-glue-point="1" draw:end-shape="id25" draw:end-glue-point="3" svg:d="M7225 7713h1775" svg:viewBox="0 0 1776 1">
          <text:p/>
        </draw:connector>
        <draw:custom-shape draw:style-name="gr4" draw:text-style-name="P4" xml:id="id26" draw:id="id26" draw:layer="layout" svg:width="2.25cm" svg:height="1.075cm" svg:x="4.975cm" svg:y="8.644cm">
          <text:p text:style-name="P1"><text:span text:style-name="T1">computors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xml:id="id28" draw:id="id28" draw:layer="layout" svg:width="3.25cm" svg:height="1cm" svg:x="9cm" svg:y="8.681cm">
          <text:p text:style-name="P5"><text:span text:style-name="T2">qubic-computor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7" draw:id="id27" draw:layer="layout" svg:width="2.25cm" svg:height="1.075cm" svg:x="1.975cm" svg:y="8.644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9" draw:layer="layout" draw:type="line" svg:x1="4.975cm" svg:y1="9.181cm" svg:x2="4.225cm" svg:y2="9.181cm" draw:start-shape="id26" draw:end-shape="id27" draw:end-glue-point="1" svg:d="M4975 9181h-750" svg:viewBox="0 0 751 1">
          <text:p/>
        </draw:connector>
        <draw:connector draw:style-name="gr20" draw:text-style-name="P9" draw:layer="layout" draw:type="line" svg:x1="7.225cm" svg:y1="9.181cm" svg:x2="9cm" svg:y2="9.181cm" draw:start-shape="id26" draw:start-glue-point="1" draw:end-shape="id28" draw:end-glue-point="3" svg:d="M7225 9181h1775" svg:viewBox="0 0 1776 1">
          <text:p/>
        </draw:connector>
        <draw:custom-shape draw:style-name="gr22" draw:text-style-name="P4" xml:id="id29" draw:id="id29" draw:layer="layout" svg:width="2.25cm" svg:height="1.112cm" svg:x="14.625cm" svg:y="7.157cm">
          <text:p text:style-name="P1"><text:span text:style-name="T1">tick data 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xml:id="id30" draw:id="id30" draw:layer="layout" svg:width="3.7cm" svg:height="1.038cm" svg:x="18.525cm" svg:y="7.194cm">
          <text:p text:style-name="P5"><text:span text:style-name="T2">qubic-tick-data-alias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line" svg:x1="16.875cm" svg:y1="7.713cm" svg:x2="18.525cm" svg:y2="7.713cm" draw:start-shape="id29" draw:start-glue-point="1" draw:end-shape="id30" draw:end-glue-point="3" svg:d="M16875 7713h1650" svg:viewBox="0 0 1651 1">
          <text:p/>
        </draw:connector>
        <draw:custom-shape draw:style-name="gr22" draw:text-style-name="P4" xml:id="id31" draw:id="id31" draw:layer="layout" svg:width="2.25cm" svg:height="1.112cm" svg:x="14.625cm" svg:y="8.625cm">
          <text:p text:style-name="P1"><text:span text:style-name="T1">computors 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xml:id="id32" draw:id="id32" draw:layer="layout" svg:width="3.7cm" svg:height="1.038cm" svg:x="18.525cm" svg:y="8.662cm">
          <text:p text:style-name="P5"><text:span text:style-name="T2">qubic-computors-alias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line" svg:x1="16.875cm" svg:y1="9.181cm" svg:x2="18.525cm" svg:y2="9.181cm" draw:start-shape="id31" draw:start-glue-point="1" draw:end-shape="id32" draw:end-glue-point="3" svg:d="M16875 9181h1650" svg:viewBox="0 0 1651 1">
          <text:p/>
        </draw:connector>
        <draw:connector draw:style-name="gr20" draw:text-style-name="P9" draw:layer="layout" draw:type="line" svg:x1="14.625cm" svg:y1="7.713cm" svg:x2="12.25cm" svg:y2="7.713cm" draw:start-shape="id29" draw:start-glue-point="3" draw:end-shape="id25" draw:end-glue-point="1" svg:d="M14625 7713h-2375" svg:viewBox="0 0 2376 1">
          <text:p/>
        </draw:connector>
        <draw:connector draw:style-name="gr20" draw:text-style-name="P9" draw:layer="layout" draw:type="line" svg:x1="14.625cm" svg:y1="9.181cm" svg:x2="12.25cm" svg:y2="9.181cm" draw:start-shape="id31" draw:start-glue-point="3" draw:end-shape="id28" draw:end-glue-point="1" svg:d="M14625 9181h-2375" svg:viewBox="0 0 2376 1">
          <text:p/>
        </draw:connector>
        <draw:custom-shape draw:style-name="gr23" draw:text-style-name="P6" xml:id="id8" draw:id="id8" draw:layer="layout" svg:width="2.785cm" svg:height="0.75cm" svg:x="20.5cm" svg:y="1.25cm">
          <text:p text:style-name="P5">qubic-...-template</text:p>
          <draw:enhanced-geometry svg:viewBox="0 0 21600 21600" draw:type="rectangle" draw:enhanced-path="M 0 0 L 21600 0 21600 21600 0 21600 0 0 Z N"/>
        </draw:custom-shape>
        <draw:custom-shape draw:style-name="gr23" draw:text-style-name="P6" xml:id="id9" draw:id="id9" draw:layer="layout" svg:width="2.785cm" svg:height="0.75cm" svg:x="20.5cm" svg:y="2.25cm">
          <text:p text:style-name="P5">qubic-...-index</text:p>
          <draw:enhanced-geometry svg:viewBox="0 0 21600 21600" draw:type="rectangle" draw:enhanced-path="M 0 0 L 21600 0 21600 21600 0 21600 0 0 Z N"/>
        </draw:custom-shape>
        <draw:custom-shape draw:style-name="gr24" draw:text-style-name="P6" xml:id="id7" draw:id="id7" draw:layer="layout" svg:width="2.886cm" svg:height="0.778cm" svg:x="17.114cm" svg:y="1.722cm">
          <text:p text:style-name="P5">qubic-...-alias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line" svg:x1="24.6cm" svg:y1="7.125cm" svg:x2="22.225cm" svg:y2="7.713cm" draw:start-shape="id21" draw:start-glue-point="3" draw:end-shape="id30" draw:end-glue-point="1" svg:d="M24600 7125l-2375 588" svg:viewBox="0 0 2376 589">
          <text:p/>
        </draw:connector>
        <draw:connector draw:style-name="gr20" draw:text-style-name="P9" draw:layer="layout" svg:x1="22.25cm" svg:y1="14.775cm" svg:x2="20.25cm" svg:y2="13.5cm" draw:start-shape="id20" draw:start-glue-point="3" draw:end-shape="id33" draw:end-glue-point="2" svg:d="M22250 14775h-2000v-1275" svg:viewBox="0 0 2001 1276">
          <text:p/>
        </draw:connector>
        <draw:connector draw:style-name="gr20" draw:text-style-name="P9" draw:layer="layout" svg:x1="24.5cm" svg:y1="14.775cm" svg:x2="25.725cm" svg:y2="7.75cm" draw:start-shape="id20" draw:start-glue-point="1" draw:end-shape="id21" draw:end-glue-point="2" svg:d="M24500 14775h1225v-7025" svg:viewBox="0 0 1226 7026">
          <text:p/>
        </draw:connector>
        <draw:connector draw:style-name="gr25" draw:text-style-name="P9" draw:layer="layout" draw:type="line" svg:x1="20.25cm" svg:y1="4.25cm" svg:x2="20.25cm" svg:y2="3.25cm" draw:start-shape="id33" draw:start-glue-point="0" draw:end-shape="id34" draw:end-glue-point="2" svg:d="M20250 4250v-1000" svg:viewBox="0 0 1 1001">
          <text:p/>
        </draw:connector>
        <draw:custom-shape draw:style-name="gr12" draw:text-style-name="P8" draw:layer="layout" svg:width="2.25cm" svg:height="1.075cm" svg:x="2cm" svg:y="16.213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6" draw:layer="layout" svg:width="2.25cm" svg:height="1.25cm" svg:x="8.75cm" svg:y="15.75cm">
          <text:p text:style-name="P5"><text:span text:style-name="T2">data for one epo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26" draw:text-style-name="P6" draw:layer="layout" svg:width="2.25cm" svg:height="1.25cm" svg:x="9.5cm" svg:y="16.25cm">
          <text:p text:style-name="P5"><text:span text:style-name="T2">data for one epo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26" draw:text-style-name="P6" draw:layer="layout" svg:width="2.25cm" svg:height="1.25cm" svg:x="10.25cm" svg:y="16.75cm">
          <text:p text:style-name="P5"><text:span text:style-name="T2">data for one epo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27" draw:text-style-name="P12" draw:layer="layout" svg:width="2.75cm" svg:height="1cm" svg:x="4.75cm" svg:y="16.25cm">
          <text:p text:style-name="P5"><text:span text:style-name="T2">export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range-x-minimum="400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1" draw:text-style-name="P11" xml:id="id36" draw:id="id36" draw:layer="layout" svg:width="0.75cm" svg:height="0.75cm" svg:x="14cm" svg:y="16.375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line" svg:x1="13.125cm" svg:y1="16.75cm" svg:x2="14cm" svg:y2="16.75cm" draw:start-shape="id35" draw:start-glue-point="1" draw:end-shape="id36" draw:end-glue-point="6" svg:d="M13125 16750h875" svg:viewBox="0 0 876 1">
          <text:p/>
        </draw:connector>
        <draw:custom-shape draw:style-name="gr28" draw:text-style-name="P3" draw:layer="layout" svg:width="3.25cm" svg:height="1cm" svg:x="8.25cm" svg:y="19cm">
          <text:p text:style-name="P5">includes quorum da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07:46:36.213689147</meta:creation-date>
    <dc:date>2025-07-16T10:11:52.294272294</dc:date>
    <meta:editing-duration>PT20M6S</meta:editing-duration>
    <meta:editing-cycles>6</meta:editing-cycles>
    <meta:generator>LibreOffice/25.2.3.2$Linux_X86_64 LibreOffice_project/520$Build-2</meta:generator>
    <meta:document-statistic meta:object-count="73"/>
  </office:meta>
</office:document-meta>
</file>